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e ruelle. Puis une autre. Et une autre. Les artères se succèdent, ayant ceci en commun qu'elles sont franchement craignos. Et peu fréquentées. A mesure que la silhouette s'éloigne du centre-ville, le nombre de passants qu'elle croisait diminuait autant que la proportion de poussière augmentait dans ces rues mal entretenues. La silhouette est celle d'un jeune homme à la longue chevelure argentée tombant sur sa nuque enfoncée dans le col d'une longue cape. Son large chapeau est enfoncé profondément sur sa tête et incliné comme pour cacher le plus possible son visage. Au vu de sa démarche et de la manière qu'il avait de rester le plus possible dans l'ombre, il était clair que l'homme en question ne souhaitait pas être vu.</text:p>
      <text:p text:style-name="Standard">Erland jeta un nouveau coup d’œil furtif autour de lui. Voilà bien longtemps qu'il n'avait pas mis les pieds dans les bas-fond de la capitale. Et pour être honnête, cela ne lui manquait pas vraiment. Les alcôves mal famées de la zone extérieure, non contente d'être crasseuses, regorgeaient de criminels plus ou moins dangereux dont il ne voulait certainement pas croiser la route. Ses égarements dans le quartier dataient de l'époque où le magicien était à la rue, et où le larcin était pratiquement sa seule source de revenu. Les voyous qu'il fréquentait à l'époque étaient des escrocs de la pire espèce, mais qui avaient le bon goût de pouvoir refourguer à peu près tout et n'importe quoi sans trop se préoccuper de la provenance...</text:p>
      <text:p text:style-name="Standard">Et c'était pour cette même raison que le garçon était venu. Les poches intérieures de sa cape étaient lestées de quelques objets dont le propriétaire avait changé dans la journée. Il y avait notamment une pierre de communication et une sorte de bracelet bizarre dont Erland n'avait pas encore réussi à déterminer la fonction. En tout cas une chose était sûre : ça sentait la magie à plein nez et le prestidigitateur pourrait certainement obtenir un prix décent pour l'ensemble. En tout cas de quoi se payer une ou deux soirées de bières. Mais en réalité, celui-ci se foutait un peu de l'argent qu'il pourrait en tirer. Il cherchait surtout à s'en débarrasser. Ne pas être attrapé avec. Il n'y avait littéralement personne qu'il voulait voir au courant de son vol. Certainement pas la Garde, qui aurait sans doute son mot à dire quant au pickpocketage d'un couple de noble. Encore moins Astrid, qui l'avait aidé à revenir sur le « droit chemin » et à qui il avait promis d'arrêter le vol à la tire. Et, derniers mais non les moindres, surtout pas lesdits nobles qui auraient de bonnes raisons de vouloir récupérer leurs possessions.</text:p>
      <text:p text:style-name="Standard">Il fallait dire qu'ils l'avaient plutôt cherché, avec leur air condescendant et leur discours méprisant. Tout ça parce qu'il avait essayé d'expliquer à leur petite fille que la véritable magie n'était pas forcément celle qu'on lui apprenait, tour de cartes à l'appui en guise de preuve. Et que Lucy était une fausse déesse. Et que ses parents étaient des snobs. Et qu'ils ne méritaient pas ce qu'ils avaient. Monsieur et madame « Balais dans le cul » s'étaient outrés et l'avaient traité avec un dédain qui avait fait remonter en lui le douloureux souvenir de son enfance, et Erland avait craqué. C'en était trop pour lui et ses anciens démons avaient refait surface. Le prestidigitateur avait fait usage de l'habileté perfectionnée par des années de pratique de la magie pour les déposséder de quelques objets en guise de leçon.</text:p>
      <text:p text:style-name="Standard"/>
      <text:p text:style-name="Standard">C'était un geste impulsif. Le genre qu'on ne contrôle pas. Son aversion pour la noblesse et son sentiment d'agacement avaient pris le dessus sur son sang-froid. Seulement voilà, Erland se retrouvait maintenant à faire profil bas au milieu des pires coupe-gorge de la capitale pour essayer de revendre les fruits de ce « geste impulsif » avant qu'Astrid ne découvre son méfait et ne le démonte. Elle faisait peur, Astrid, quand elle s'y mettait. L'homme à tout faire s'était renseigné auprès d'anciennes connaissances avec qui il traitait dans son ancienne vie et qui avaient encore des contacts dans le milieu. Ses anciens gars avaient pour la plupart laissé tomber les affaires -à la capitale tout du moins- mais on lui parla d'une petite nouvelle qui cherchait à faire son trou, un plan parfait s'il cherchait de la discrétion. Après plusieurs dizaines de minutes de déambulations à travers les ruelles, le garçon arriva finalement à l'endroit qu'on lui avait indiqué. Une autre silhouette était déjà présente, lui tournant le dos.</text:p>
      <text:p text:style-name="Standard"/>
      <text:p text:style-name="Standard">-Yo, je cherche une certaine... Jeliz' ?</text:p>
      <text:p text:style-name="P1">La silhouette se retourna pour faire face à l'illusionniste. Féminine. Chétive. Probablement de peu sa cadette. Sa cadette ? Surprenant. L'intéressée le gratifia d'un éphémère regard mutin avant de l'enjoindre d'un geste à se rapprocher d'elle. La jambe gauche d'Erland s'avança spontanément comme pour faire un pas en avant, sans vraiment que son cerveau ne le réalise. Son regard ambré était plongé avec trop d'insistance dans celui de Jelizabeth sans qu'il ne puisse l'en détacher. Finalement, cette dernière affirma être celle qu'il cherchait, lui demandant pourquoi il était à sa recherche.</text:p>
      <text:p text:style-name="Standard"/>
      <text:p text:style-name="Standard">-Je euh...</text:p>
      <text:p text:style-name="Standard"/>
      <text:p text:style-name="Text_20_body">La phrase resta en suspens. Mais pas comme si Erland marquait une pause ou cherchait ses mots. Non, elle s'arrêta là. Ses lèvres s'étaient ouvertes machinalement, mais clairement le garçon n'avait pas du tout réfléchi à ce qu'il allait répondre. Et clairement, son esprit était ailleurs. Ses iris dorés étaient rivés sur la jeune femme, la disséquant du regard avec un air intrigué qu'on ne lui connaissait pas. En réalité, l'ancien noble était en proie à un sentiment étrange. A la rencontre de la receleuse, il avait été pris d'une sensation contradictoire. Comme si rien n'allait correctement chez elle. A commencer par son âge. La blondinette était bien jeune pour exercer tel métier. Les trafiquants avec lesquels il traitait dans le temps étaient pratiquement tous des vieux loubards qui avaient vécu suffisamment de printemps pour se faire un réseau, pour se mettre assez de gardes dans la poche. Erland doutait sérieusement que ce soit son cas -surtout si ses indics lui avaient dit qu'elle venait d'arriver en ville.</text:p>
      <text:p text:style-name="Text_20_body"/>
      <text:p text:style-name="Text_20_body">Et son physique. Si frêle. Comme si on pouvait la briser en lui soufflant dessus. A se demander comment elle faisait pour marcher sans se rompre les tibias. Et pourtant si gracieuse, si élégante. Il y avait quelque chose de fascinant dans l'apparence de la demoiselle. Là encore, pas vraiment le physique de l'emploi. Il était rare que l'homme à tout faire perde pied face à quelqu'un, qu'il se départisse de sa fameuse moue neutre et condescendante à la fois. Mais la rencontre qu'il venait de faire était à des années lumière de celle à laquelle il s'attendait et il avait été pris de court. La jeunesse de Jelizabeth et sa fragilité apparente le poussait à la prudence. Dans ces métiers, on ne s'en sort pas sans rien. Le sixième sens des rues d'Erland se mit immédiatement en alerte. Elle était probablement dangereuse, d'une manière ou d'une autre. Cette réalisation lui valut un frisson d'excitation au travers de l'échine.</text:p>
      <text:p text:style-name="Text_20_body"/>
      <text:p text:style-name="Text_20_body">Que ce soit l'adrénaline de la situation, l'exaltation qu'il ressentait à l'idée de tremper à nouveau dans des affaires pas très nettes ou peut-être simplement le physique de la jeune femme, le prestidigitateur était déjà sous le charme. Et il n'était là que depuis une dizaine de secondes. Finalement, Erland parvint à s'extirper de sa fascination pour celle-ci et à reprendre non sans mal une contenance normale, un vague sourire naissant au coin de ses lèvres tandis qu'il retrouvait une posture un peu plus assurée -et moins pathétique.</text:p>
      <text:p text:style-name="Text_20_body"/>
      <text:p text:style-name="Text_20_body">-Sacrée coïncidence en effet. C'est pas comme si on m'avait dit que je la trouverais ici eheh. On m'a aussi dit que je pourrais sans doute... Faire affaire avec elle. Mais avant tout, comment tu peux me prouver que tu es elle ? Ou qu'elle est toi, peu importe.</text:p>
      <text:p text:style-name="Text_20_body"/>
      <text:p text:style-name="Text_20_body">Troublé, certes, mais pas non plus -trop- crétin, le garçon. Son expérience en matière de plan foireux lui avait appris à se méfier. Des apparences, mais aussi des mots. Dans la rue, les gens pensent rarement ce qu'ils disent. Et ils disent encore moins souvent ce qu'ils pensent. Erland porta machinalement la main sur la poche de sa cape contenant les objets dont il voulait se débarrasser, ce qui lui rappela qu'il voulait quand même avant tout s'en séparer. Alors s'il y avait une chance pour <text:soft-page-break/>que les deux jeunes gens traitent ensemble en bons termes, peut-être fallait-il mieux arrondir les angles et montrer soi-même patte blanche ? </text:p>
      <text:p text:style-name="Text_20_body"/>
      <text:p text:style-name="Text_20_body">-Je m'appelle Erland. Salut !</text:p>
      <text:p text:style-name="Text_20_body"/>
      <text:p text:style-name="Text_20_body">On a fait mieux, comme phrase d'accroche. Mais cela ferait au moins office de preuve de bonne foi.</text:p>
      <text:p text:style-name="P2">Si elle avait semblé de prime abord plutôt sûre d'elle, l'attitude de l'inconnue se para d'une hésitation confondue en réaction à l'approche peu académique d'Erland. Celui-ci attendait maintenant une réponse à ladite maladroite entame, se balançant sur ses pieds comme un enfant impatient. Il [i]avait[/i] un regard de merlan fr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3T09:26:47.45</meta:creation-date>
    <dc:date>2020-01-30T00:15:09.16</dc:date>
    <meta:editing-duration>PT9H52M48S</meta:editing-duration>
    <meta:editing-cycles>428</meta:editing-cycles>
    <meta:generator>OpenOffice/4.1.1$Win32 OpenOffice.org_project/411m6$Build-9775</meta:generator>
    <dc:creator>Théo </dc:creator>
    <meta:document-statistic meta:table-count="0" meta:image-count="0" meta:object-count="0" meta:page-count="4" meta:paragraph-count="16" meta:word-count="1496" meta:character-count="8954"/>
  </office:meta>
</office:document-meta>
</file>